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9" table:default-cell-style-name="Default"/>
        <table:table-column table:style-name="co3" table:number-columns-repeated="2" table:default-cell-style-name="ce16"/>
        <table:table-column table:style-name="co3" table:number-columns-repeated="99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H1]+1" office:value-type="date" office:date-value="2019-02-09" calcext:value-type="date">
            <text:p>02/09/19</text:p>
          </table:table-cell>
          <table:table-cell table:style-name="ce10" table:formula="of:=[.I1]+1" office:value-type="date" office:date-value="2019-02-08" calcext:value-type="date">
            <text:p>02/08/19</text:p>
          </table:table-cell>
          <table:table-cell table:style-name="ce10" table:formula="of:=[.J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M1]+1" office:value-type="date" office:date-value="2019-02-01" calcext:value-type="date">
            <text:p>02/01/19</text:p>
          </table:table-cell>
          <table:table-cell table:style-name="ce10" table:formula="of:=[.N1]+1" office:value-type="date" office:date-value="2019-01-31" calcext:value-type="date">
            <text:p>01/31/19</text:p>
          </table:table-cell>
          <table:table-cell table:style-name="ce10" table:formula="of:=[.O1]+1" office:value-type="date" office:date-value="2019-01-30" calcext:value-type="date">
            <text:p>01/30/19</text:p>
          </table:table-cell>
          <table:table-cell table:style-name="ce10" table:formula="of:=[.P1]+1" office:value-type="date" office:date-value="2019-01-29" calcext:value-type="date">
            <text:p>01/29/19</text:p>
          </table:table-cell>
          <table:table-cell table:style-name="ce10" table:formula="of:=[.Q1]+1" office:value-type="date" office:date-value="2019-01-28" calcext:value-type="date">
            <text:p>01/28/19</text:p>
          </table:table-cell>
          <table:table-cell table:style-name="ce10" table:formula="of:=[.R1]+1" office:value-type="date" office:date-value="2019-01-27" calcext:value-type="date">
            <text:p>01/27/19</text:p>
          </table:table-cell>
          <table:table-cell table:style-name="ce10" table:formula="of:=[.S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Z1]+2" office:value-type="date" office:date-value="2019-01-15" calcext:value-type="date">
            <text:p>01/15/19</text:p>
          </table:table-cell>
          <table:table-cell table:style-name="ce10" table:formula="of:=[.AA1]+1" office:value-type="date" office:date-value="2019-01-13" calcext:value-type="date">
            <text:p>01/13/19</text:p>
          </table:table-cell>
          <table:table-cell table:style-name="ce10" table:formula="of:=[.AB1]+1" office:value-type="date" office:date-value="2019-01-12" calcext:value-type="date">
            <text:p>01/12/19</text:p>
          </table:table-cell>
          <table:table-cell table:style-name="ce10" table:formula="of:=[.AC1]+1" office:value-type="date" office:date-value="2019-01-11" calcext:value-type="date">
            <text:p>01/11/19</text:p>
          </table:table-cell>
          <table:table-cell table:style-name="ce10" table:formula="of:=[.AD1]+1" office:value-type="date" office:date-value="2019-01-10" calcext:value-type="date">
            <text:p>01/10/19</text:p>
          </table:table-cell>
          <table:table-cell table:style-name="ce10" table:formula="of:=[.AE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73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73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30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43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29"/>
          <table:table-cell table:number-columns-repeated="3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9"/>
          <table:table-cell table:number-columns-repeated="2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9"/>
          <table:table-cell table:number-columns-repeated="2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9"/>
          <table:table-cell table:number-columns-repeated="2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9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9"/>
          <table:table-cell table:number-columns-repeated="2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9"/>
          <table:table-cell table:number-columns-repeated="2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43"/>
          <table:table-cell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15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14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9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10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6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73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29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33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15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3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33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3"/>
          <table:table-cell table:number-columns-repeated="30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2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20:08:02.02332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13T20:52:43.948093561</dc:date>
    <meta:editing-duration>P10DT6H53M7S</meta:editing-duration>
    <meta:editing-cycles>74</meta:editing-cycles>
    <meta:document-statistic meta:table-count="2" meta:cell-count="507" meta:object-count="0"/>
  </office:meta>
</office:document-meta>
</file>